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automatic-styles>
    <style:style style:name="Table1" style:family="table">
      <style:table-properties style:width="6.3972in" fo:margin-left="-0.0785in" fo:margin-top="0in" fo:margin-bottom="0in" table:align="left" style:writing-mode="lr-tb"/>
    </style:style>
    <style:style style:name="Table1.A" style:family="table-column">
      <style:table-column-properties style:column-width="3.8153in"/>
    </style:style>
    <style:style style:name="Table1.B" style:family="table-column">
      <style:table-column-properties style:column-width="2.5819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a"/>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fo:language="en" fo:country="US"/>
    </style:style>
    <style:style style:name="P3" style:family="paragraph" style:parent-style-name="Standard">
      <style:paragraph-properties fo:margin-top="0in" fo:margin-bottom="0in" loext:contextual-spacing="false" fo:line-height="100%"/>
    </style:style>
    <style:style style:name="P4" style:family="paragraph" style:parent-style-name="Heading_20_3">
      <style:text-properties fo:language="en" fo:country="US"/>
    </style:style>
    <style:style style:name="P5" style:family="paragraph" style:parent-style-name="Standard">
      <style:paragraph-properties fo:margin-top="0in" fo:margin-bottom="0in" loext:contextual-spacing="false"/>
      <style:text-properties fo:language="en" fo:country="US"/>
    </style:style>
    <style:style style:name="P6" style:family="paragraph" style:parent-style-name="Standard">
      <style:paragraph-properties fo:margin-top="0in" fo:margin-bottom="0in" loext:contextual-spacing="false" fo:line-height="100%"/>
      <style:text-properties fo:language="en" fo:country="US"/>
    </style:style>
    <style:style style:name="P7" style:family="paragraph" style:parent-style-name="Standard">
      <style:paragraph-properties fo:margin-top="0in" fo:margin-bottom="0in" loext:contextual-spacing="false" fo:line-height="100%"/>
      <style:text-properties fo:language="en" fo:country="US" officeooo:rsid="00070927" officeooo:paragraph-rsid="00070927"/>
    </style:style>
    <style:style style:name="P8" style:family="paragraph" style:parent-style-name="Standard">
      <style:paragraph-properties fo:margin-left="0.4917in" fo:margin-right="0in" fo:margin-top="0in" fo:margin-bottom="0in" loext:contextual-spacing="false" fo:text-indent="0.0083in" style:auto-text-indent="false"/>
      <style:text-properties fo:color="#252525" style:font-name="Calibri" fo:language="en" fo:country="US" fo:background-color="#f9f9f9" style:font-name-complex="Arial"/>
    </style:style>
    <style:style style:name="P9" style:family="paragraph" style:parent-style-name="Title" style:master-page-name="Standard">
      <style:paragraph-properties fo:text-align="center" style:justify-single-word="false" style:page-number="auto"/>
      <style:text-properties fo:font-size="24pt" fo:language="en" fo:country="US" fo:font-style="italic" style:text-underline-style="solid" style:text-underline-width="auto" style:text-underline-color="font-color" fo:font-weight="bold" style:font-size-asian="24pt" style:font-style-asian="italic" style:font-weight-asian="bold" style:font-size-complex="24pt" style:font-style-complex="italic" style:font-weight-complex="bold"/>
    </style:style>
    <style:style style:name="P10" style:family="paragraph" style:parent-style-name="List_20_Paragraph" style:list-style-name="WWNum1">
      <style:paragraph-properties fo:margin-top="0in" fo:margin-bottom="0in" loext:contextual-spacing="false"/>
      <style:text-properties fo:color="#252525" style:font-name="Calibri" fo:language="en" fo:country="US" fo:background-color="#f9f9f9" style:font-name-complex="Arial"/>
    </style:style>
    <style:style style:name="P11" style:family="paragraph" style:parent-style-name="List_20_Paragraph" style:list-style-name="WWNum1">
      <style:paragraph-properties fo:margin-top="0in" fo:margin-bottom="0in" loext:contextual-spacing="false"/>
      <style:text-properties fo:language="en" fo:country="US"/>
    </style:style>
    <style:style style:name="P12" style:family="paragraph" style:parent-style-name="Heading_20_3">
      <style:text-properties fo:language="en" fo:country="US"/>
    </style:style>
    <style:style style:name="P13" style:family="paragraph" style:parent-style-name="Header">
      <style:text-properties officeooo:rsid="000893ee" officeooo:paragraph-rsid="000893ee"/>
    </style:style>
    <style:style style:name="T1" style:family="text">
      <style:text-properties fo:language="en" fo:country="US"/>
    </style:style>
    <style:style style:name="T2" style:family="text">
      <style:text-properties fo:language="en" fo:country="US" officeooo:rsid="0007092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Animal Farm</text:p>
      <text:p text:style-name="P4"/>
      <text:p text:style-name="P4">Context</text:p>
      <text:p text:style-name="P1"><text:span text:style-name="T1">Animal farm is a book written by George Orwell </text:span><text:span text:style-name="T2">and</text:span><text:span text:style-name="T1"> was published on 17 August 1945.</text:span></text:p>
      <text:p text:style-name="P2">It is an allegorical book, <text:s/>that means that the book described something real happen in another context.</text:p>
      <text:p text:style-name="P1"><text:span text:style-name="T1">The book criticizes the Soviet Republic.</text:span></text:p>
      <text:p text:style-name="P1"><text:span text:style-name="T1">The book is about a group of animals </text:span><text:span text:style-name="T2">which make an revolution</text:span><text:span text:style-name="T1"> against their owner.</text:span></text:p>
      <text:p text:style-name="P2"/>
      <text:p text:style-name="P2"/>
      <text:p text:style-name="P4">Setting</text:p>
      <text:p text:style-name="P2">The story takes place in a farm in middle Britain. The animals are tired to be tyrannized by the humans. So they decide to make an insurrection, which is successful. Then they have to organize their farm, and they had to defeat their former farmer and an invader, Mr. Frederick.</text:p>
      <text:p text:style-name="P2">At the beginning all is fine and the animals are really happy, but later the pigs under Napoleon get always more power and they kill everyone who dissenters.</text:p>
      <text:p text:style-name="P2">Three generations later the animal suffer under the pigs and the dogs. The pigs begin to act like human, they go on 2 legs, sleep in the beds and drink alcohol.</text:p>
      <text:p text:style-name="P2">The main problem is how to manage the power because it’s known that power corrupts everyone. The animals are against the totalitarianism of the farmer and they hope that animals do it better, but how is it possible to organize when everyone is equal?</text:p>
      <text:p text:style-name="P2">Climax: After the victory against Mr. Jones, Napoleon, one of the leaders, catches the other leader, Snowball from the farm with his special army, the dogs or the “secret animal service”. This is the point where Napoleon begins his way to the absolute power with intrigue and propaganda. </text:p>
      <text:p text:style-name="P2"/>
      <table:table table:name="Table1" table:style-name="Table1">
        <table:table-column table:style-name="Table1.A"/>
        <table:table-column table:style-name="Table1.B"/>
        <table:table-row table:style-name="Table1.1">
          <table:table-cell table:style-name="Table1.A1" office:value-type="string">
            <text:p text:style-name="P6">Characters</text:p>
          </table:table-cell>
          <table:table-cell table:style-name="Table1.A1" office:value-type="string">
            <text:p text:style-name="P7">Reality</text:p>
          </table:table-cell>
        </table:table-row>
        <table:table-row table:style-name="Table1.1">
          <table:table-cell table:style-name="Table1.A1" office:value-type="string">
            <text:p text:style-name="P6">Major, boar, inspired the other animal to rebel against Mr Jones</text:p>
          </table:table-cell>
          <table:table-cell table:style-name="Table1.A1" office:value-type="string">
            <text:p text:style-name="P6">Mix of Lenin and Karl Marx </text:p>
          </table:table-cell>
        </table:table-row>
        <table:table-row table:style-name="Table1.1">
          <table:table-cell table:style-name="Table1.A1" office:value-type="string">
            <text:p text:style-name="P6">Napoleon, boar, which became the undisputed tyrann of the farm. He was a good speaker and liar.</text:p>
          </table:table-cell>
          <table:table-cell table:style-name="Table1.A1" office:value-type="string">
            <text:p text:style-name="P6">Joseph Stalin</text:p>
          </table:table-cell>
        </table:table-row>
        <table:table-row table:style-name="Table1.1">
          <table:table-cell table:style-name="Table1.A1" office:value-type="string">
            <text:p text:style-name="P6">Snowball, Napoleons co-leader at the beginning of the story, incriminated by napoleon as a traitor</text:p>
          </table:table-cell>
          <table:table-cell table:style-name="Table1.A1" office:value-type="string">
            <text:p text:style-name="P6">Leon Trotsky and elements of Lenin</text:p>
          </table:table-cell>
        </table:table-row>
        <table:table-row table:style-name="Table1.1">
          <table:table-cell table:style-name="Table1.A1" office:value-type="string">
            <text:p text:style-name="P6">Squealer, Napoleons second-in-command and minister of propaganda</text:p>
          </table:table-cell>
          <table:table-cell table:style-name="Table1.A1" office:value-type="string">
            <text:p text:style-name="P6">Vyacheslav Motolov and also elements of Goebbels</text:p>
          </table:table-cell>
        </table:table-row>
        <table:table-row table:style-name="Table1.1">
          <table:table-cell table:style-name="Table1.A1" office:value-type="string">
            <text:p text:style-name="P6">Mr. Jones, the farmer who lost his farm by the animals, because he didn’t feed the animals.</text:p>
          </table:table-cell>
          <table:table-cell table:style-name="Table1.A1" office:value-type="string">
            <text:p text:style-name="P6">Tsar Nicolas II</text:p>
          </table:table-cell>
        </table:table-row>
        <table:table-row table:style-name="Table1.1">
          <table:table-cell table:style-name="Table1.A1" office:value-type="string">
            <text:p text:style-name="P6">Mr. Frederic, he betrays the animals and tries <text:soft-page-break/>to conquer the Animal Farm.</text:p>
          </table:table-cell>
          <table:table-cell table:style-name="Table1.A1" office:value-type="string">
            <text:p text:style-name="P6">Adolf Hitler</text:p>
          </table:table-cell>
        </table:table-row>
        <table:table-row table:style-name="Table1.1">
          <table:table-cell table:style-name="Table1.A1" office:value-type="string">
            <text:p text:style-name="P6">Mr. Pilkington, one of the neighbor of the Animal Farm and later the trading partner of the Animal farm</text:p>
          </table:table-cell>
          <table:table-cell table:style-name="Table1.A1" office:value-type="string">
            <text:p text:style-name="P6">Winston Churchill and Franklin Delano Roosevelt</text:p>
          </table:table-cell>
        </table:table-row>
        <table:table-row table:style-name="Table1.1">
          <table:table-cell table:style-name="Table1.A1" office:value-type="string">
            <text:p text:style-name="P6">Boxer, a hard-working cart-horse who never is desperate.</text:p>
          </table:table-cell>
          <table:table-cell table:style-name="Table1.A1" office:value-type="string">
            <text:p text:style-name="P3"><text:span text:style-name="T1">Stakhanovite-movement, where people work harder and harder for the country.</text:span></text:p>
          </table:table-cell>
        </table:table-row>
        <table:table-row table:style-name="Table1.1">
          <table:table-cell table:style-name="Table1.A1" office:value-type="string">
            <text:p text:style-name="P6">Benjamin</text:p>
          </table:table-cell>
          <table:table-cell table:style-name="Table1.A1" office:value-type="string">
            <text:p text:style-name="P6">The author, George Orwell</text:p>
          </table:table-cell>
        </table:table-row>
        <table:table-row table:style-name="Table1.1">
          <table:table-cell table:style-name="Table1.A1" office:value-type="string">
            <text:p text:style-name="P6">Moses</text:p>
          </table:table-cell>
          <table:table-cell table:style-name="Table1.A1" office:value-type="string">
            <text:p text:style-name="P6">He symbolizes the Russian Orthodox Church.</text:p>
          </table:table-cell>
        </table:table-row>
      </table:table>
      <text:p text:style-name="P2"/>
      <text:p text:style-name="P2">Literary devices:</text:p>
      <text:p text:style-name="P2">The whole novel is an allusion to the Russian Revolution and the time after. It’s a clear critic to the Sowjet Union and especially to Stalin.</text:p>
      <text:p text:style-name="P2">Symbolism.</text:p>
      <text:list xml:id="list5108894982612665973" text:style-name="WWNum1">
        <text:list-item>
          <text:p text:style-name="P10">The flag of the animals has a green background and in the middle of it there are a horn and a flag.</text:p>
        </text:list-item>
      </text:list>
      <text:p text:style-name="P8">It reminds the flag of the sowjet republic with his hammer and sickle.</text:p>
      <text:list xml:id="list103407981367216" text:continue-numbering="true" text:style-name="WWNum1">
        <text:list-item>
          <text:p text:style-name="P10">The hymn “Beast of England” is very similar to the “Internationale”, the hymn of the socialism.</text:p>
        </text:list-item>
        <text:list-item>
          <text:p text:style-name="P11">The farmhouse as the symbol of power, the one which lives in the house has the power.</text:p>
        </text:list-item>
      </text:list>
      <text:p text:style-name="P2">Irony</text:p>
      <text:p text:style-name="P2">Literary device used for humor, where the language used means the opposite of what is said or done. Orwell uses irony to make light of serious situations and keep the reader interested. example the sentence “Some animal are more equal than others”</text:p>
      <text:p text:style-name="P2">Satire</text:p>
      <text:p text:style-name="P2">The book is full of satire; this is the way of Orwell to provoke the sensibility of the readers. </text:p>
      <text:p text:style-name="P2"/>
      <text:p text:style-name="P2">To sum up the novel show us in which easy manner a man or a little group of men can control a country or a community. In this community or country the leaders can act <text:s/></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de" fo:country="DE"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1pt" fo:language="de" fo:country="DE"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ing_20_3" style:display-name="Heading 3" style:family="paragraph" style:parent-style-name="Heading" style:class="text"/>
    <style:style style:name="Table_20_Contents" style:display-name="Table Contents" style:family="paragraph" style:parent-style-name="Standard" style:class="extra"/>
    <style:style style:name="Header" style:family="paragraph" style:parent-style-name="Standard" style:class="extra"/>
    <style:style style:name="Title" style:family="paragraph" style:parent-style-name="Heading" style:class="chapter"/>
    <style:style style:name="Subtitle" style:family="paragraph" style:parent-style-name="Heading" style:class="chapter"/>
    <style:style style:name="Default_20_Paragraph_20_Font" style:display-name="Default Paragraph Font" style:family="text"/>
    <style:style style:name="apple-converted-space"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893ee" officeooo:paragraph-rsid="000893ee"/>
    </style:style>
    <style:page-layout style:name="Mpm1">
      <style:page-layout-properties fo:page-width="8.2681in" fo:page-height="11.6929in" style:num-format="1" style:print-orientation="portrait" fo:margin-top="0.9839in" fo:margin-bottom="0.7874in" fo:margin-left="0.9839in" fo:margin-right="0.9839in" style:writing-mode="lr-tb" style:layout-grid-color="#c0c0c0" style:layout-grid-lines="39"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Daniel Cosner<text:tab/><text:tab/><text:tab/><text:tab/>5AT<text:tab/><text:tab/><text:tab/><text:tab/><text:tab/>15.09.2016</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rtlinghaus, Paolo</meta:initial-creator>
    <meta:editing-cycles>14</meta:editing-cycles>
    <meta:creation-date>2016-09-16T08:03:00</meta:creation-date>
    <dc:date>2016-09-20T10:34:06.597929267</dc:date>
    <meta:editing-duration>PT2H27M49S</meta:editing-duration>
    <meta:generator>LibreOffice/5.1.4.2$Linux_X86_64 LibreOffice_project/10m0$Build-2</meta:generator>
    <meta:document-statistic meta:table-count="1" meta:image-count="0" meta:object-count="0" meta:page-count="2" meta:paragraph-count="47" meta:word-count="624" meta:character-count="3559" meta:non-whitespace-character-count="2972"/>
    <meta:user-defined meta:name="AppVersion">14.0000</meta:user-defined>
    <meta:user-defined meta:name="Company">Autonome Provinz Boze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